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19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04984" calcext:value-type="float">
            <text:p>35.30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19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34752" calcext:value-type="float">
            <text:p>35.73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1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84688" calcext:value-type="float">
            <text:p>35.98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1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16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10896" calcext:value-type="float">
            <text:p>38.41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0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0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200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7308" calcext:value-type="float">
            <text:p>36.07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31248" calcext:value-type="float">
            <text:p>35.13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7528" calcext:value-type="float">
            <text:p>35.84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6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77424" calcext:value-type="float">
            <text:p>35.77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5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0552" calcext:value-type="float">
            <text:p>36.42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07064" calcext:value-type="float">
            <text:p>36.70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3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68152" calcext:value-type="float">
            <text:p>36.26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5408" calcext:value-type="float">
            <text:p>36.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46944" calcext:value-type="float">
            <text:p>35.74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7256" calcext:value-type="float">
            <text:p>35.9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6592" calcext:value-type="float">
            <text:p>35.21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1212" calcext:value-type="float">
            <text:p>36.01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9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6512" calcext:value-type="float">
            <text:p>38.38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8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3592" calcext:value-type="float">
            <text:p>37.8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244" calcext:value-type="float">
            <text:p>38.5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7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7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5392" calcext:value-type="float">
            <text:p>37.04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5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90072" calcext:value-type="float">
            <text:p>36.39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89744" calcext:value-type="float">
            <text:p>35.28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6864" calcext:value-type="float">
            <text:p>35.1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250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13088" calcext:value-type="float">
            <text:p>34.61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31" meta:object-count="0"/>
    <meta:user-defined meta:name="AppVersion">3.0</meta:user-defined>
  </office:meta>
</office:document-meta>
</file>